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Arial-BoldMT" svg:font-family="Arial-BoldMT" style:font-family-generic="swiss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Arial-BoldMT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-BoldMT" style:font-size-asian="8pt" style:language-asian="none" style:country-asian="none" style:font-style-asian="normal" style:font-weight-asian="bold" style:font-name-complex="Arial-BoldMT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Arial-BoldMT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-BoldMT" style:font-size-asian="8pt" style:language-asian="none" style:country-asian="none" style:font-style-asian="normal" style:font-weight-asian="bold" style:font-name-complex="Arial-BoldMT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Inflation</text:p>
          </table:table-cell>
          <table:table-cell table:style-name="Default" office:value-type="string" calcext:value-type="string">
            <text:p>Unempoyment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10.14</text:p>
          </table:table-cell>
          <table:table-cell table:style-name="Default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8.44</text:p>
          </table:table-cell>
          <table:table-cell office:value-type="string" calcext:value-type="string">
            <text:p>3.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4.2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5.2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6.4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3.38</text:p>
          </table:table-cell>
          <table:table-cell office:value-type="string" calcext:value-type="string">
            <text:p>7.8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6.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6.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6.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7.09</text:p>
          </table:table-cell>
          <table:table-cell table:style-name="Default"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Arial-BoldMT" svg:font-family="Arial-BoldMT" style:font-family-generic="swiss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8">00.00.0000</text:date>, <text:time style:data-style-name="N2" text:time-value="16:33:59.048997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28T16:27:00.450133000</meta:creation-date>
    <dc:date>2025-05-28T16:32:27.134932000</dc:date>
    <meta:editing-duration>PT5M26S</meta:editing-duration>
    <meta:editing-cycles>3</meta:editing-cycles>
    <meta:generator>LibreOffice/25.2.3.2$MacOSX_AARCH64 LibreOffice_project/bbb074479178df812d175f709636b368952c2ce3</meta:generator>
    <meta:document-statistic meta:table-count="1" meta:cell-count="32" meta:object-count="0"/>
  </office:meta>
</office:document-meta>
</file>